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SSBX10" svg:font-family="CMSSBX10" style:font-family-generic="system" svg:panose-1="0 0 0 0 0 0 0 0 0 0"/>
    <style:font-face style:name="CMR9" svg:font-family="CMR9" style:font-family-generic="system" svg:panose-1="0 0 0 0 0 0 0 0 0 0"/>
    <style:font-face style:name="CMTI9" svg:font-family="CMTI9" style:font-family-generic="system" svg:panose-1="0 0 0 0 0 0 0 0 0 0"/>
    <style:font-face style:name="CMMI9" svg:font-family="CMMI9" style:font-family-generic="system" svg:panose-1="0 0 0 0 0 0 0 0 0 0"/>
    <style:font-face style:name="CMBX9" svg:font-family="CMBX9" style:font-family-generic="system" svg:panose-1="0 0 0 0 0 0 0 0 0 0"/>
    <style:font-face style:name="CMTT9" svg:font-family="CMTT9" style:font-family-generic="system" svg:panose-1="0 0 0 0 0 0 0 0 0 0"/>
    <style:font-face style:name="CMSY9" svg:font-family="CMSY9" style:font-family-generic="system" svg:panose-1="0 0 0 0 0 0 0 0 0 0"/>
    <style:font-face style:name="CMTT8" svg:font-family="CMTT8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MSSBX10" style:font-name-complex="CMSSBX10" fo:font-weight="bold" style:font-weight-asian="bold" style:font-weight-complex="bold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4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6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CMSSBX10" style:font-name-complex="CMSSBX10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3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1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18" style:parent-style-name="DefaultParagraphFont" style:family="text">
      <style:text-properties style:font-name="CMR9" style:font-name-complex="CMR9" fo:font-weight="bold" style:font-weight-asian="bold" style:font-weight-complex="bold" fo:font-size="9pt" style:font-size-asian="9pt" style:font-size-complex="9pt"/>
    </style:style>
    <style:style style:name="T19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2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1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2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29" style:parent-style-name="DefaultParagraphFont" style:family="text">
      <style:text-properties style:font-name="CMR9" style:font-name-complex="CMR9" fo:font-weight="bold" style:font-weight-asian="bold" style:font-weight-complex="bold" fo:font-size="9pt" style:font-size-asian="9pt" style:font-size-complex="9pt"/>
    </style:style>
    <style:style style:name="T30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3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33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34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37" style:parent-style-name="DefaultParagraphFont" style:family="text">
      <style:text-properties style:font-name="CMR9" style:font-name-complex="CMR9" fo:font-weight="bold" style:font-weight-asian="bold" style:font-weight-complex="bold" fo:font-size="9pt" style:font-size-asian="9pt" style:font-size-complex="9pt"/>
    </style:style>
    <style:style style:name="T38" style:parent-style-name="DefaultParagraphFont" style:family="text">
      <style:text-properties style:font-name="CMMI9" style:font-name-complex="CMMI9" fo:font-weight="bold" style:font-weight-asian="bold" style:font-weight-complex="bold" fo:font-size="9pt" style:font-size-asian="9pt" style:font-size-complex="9pt"/>
    </style:style>
    <style:style style:name="T3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40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1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2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3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4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5" style:parent-style-name="Normal" style:family="paragraph">
      <style:paragraph-properties style:text-autospace="none" fo:margin-bottom="0in" fo:line-height="100%"/>
      <style:text-properties style:font-name="CMSSBX10" style:font-name-complex="CMSSBX10"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4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4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5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5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5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5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5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5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56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5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58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5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60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6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62" style:parent-style-name="Normal" style:family="paragraph">
      <style:paragraph-properties style:text-autospace="none" fo:margin-bottom="0in" fo:line-height="100%"/>
    </style:style>
    <style:style style:name="T6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6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6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6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67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6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6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70" style:parent-style-name="Normal" style:family="paragraph">
      <style:paragraph-properties style:text-autospace="none" fo:margin-bottom="0in" fo:line-height="100%"/>
      <style:text-properties style:font-name="CMSSBX10" style:font-name-complex="CMSSBX10" fo:font-weight="bold" style:font-weight-asian="bold" style:font-weight-complex="bold" fo:font-size="10pt" style:font-size-asian="10pt" style:font-size-complex="10pt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73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7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7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7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79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8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81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8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83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8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8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8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87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P88" style:parent-style-name="Normal" style:family="paragraph">
      <style:paragraph-properties style:text-autospace="none" fo:margin-bottom="0in" fo:line-height="100%"/>
    </style:style>
    <style:style style:name="T8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90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9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92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9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94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9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96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9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98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01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0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03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0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0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0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07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10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09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11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13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1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1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1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17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1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19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2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21" style:parent-style-name="Normal" style:family="paragraph">
      <style:paragraph-properties style:text-autospace="none" fo:margin-bottom="0in" fo:line-height="100%"/>
    </style:style>
    <style:style style:name="T122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2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26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2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2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2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3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3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32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13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34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13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36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137" style:parent-style-name="Normal" style:family="paragraph">
      <style:paragraph-properties style:text-autospace="none" fo:margin-bottom="0in" fo:line-height="100%"/>
      <style:text-properties style:font-name="CMSY9" style:font-name-complex="CMSY9" fo:font-weight="bold" style:font-weight-asian="bold" style:font-weight-complex="bold" fo:font-size="9pt" style:font-size-asian="9pt" style:font-size-complex="9pt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MSY9" style:font-name-complex="CMSY9" fo:font-weight="bold" style:font-weight-asian="bold" style:font-weight-complex="bold" fo:font-size="9pt" style:font-size-asian="9pt" style:font-size-complex="9pt"/>
    </style:style>
    <style:style style:name="T140" style:parent-style-name="DefaultParagraphFont" style:family="text">
      <style:text-properties style:font-name="CMTT9" style:font-name-complex="CMTT9" fo:font-weight="bold" style:font-weight-asian="bold" style:font-weight-complex="bold" fo:font-size="9pt" style:font-size-asian="9pt" style:font-size-complex="9pt"/>
    </style:style>
    <style:style style:name="T14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42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4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4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4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4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4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5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5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5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5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5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5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5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5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5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5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6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6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6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6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64" style:parent-style-name="Normal" style:family="paragraph">
      <style:paragraph-properties style:text-autospace="none" fo:margin-bottom="0in" fo:line-height="100%"/>
    </style:style>
    <style:style style:name="T16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6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6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6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6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70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17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7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7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7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7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7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7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8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8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182" style:parent-style-name="Normal" style:family="paragraph">
      <style:paragraph-properties style:text-autospace="none" fo:margin-bottom="0in" fo:line-height="100%"/>
    </style:style>
    <style:style style:name="T18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8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8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18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87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P188" style:parent-style-name="Normal" style:family="paragraph">
      <style:paragraph-properties style:text-autospace="none" fo:margin-bottom="0in" fo:line-height="100%"/>
    </style:style>
    <style:style style:name="T189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190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191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P192" style:parent-style-name="Normal" style:family="paragraph">
      <style:paragraph-properties style:text-autospace="none" fo:margin-bottom="0in" fo:line-height="100%"/>
      <style:text-properties style:font-name="CMBX9" style:font-name-complex="CMBX9" fo:font-size="9pt" style:font-size-asian="9pt" style:font-size-complex="9pt"/>
    </style:style>
    <style:style style:name="P193" style:parent-style-name="Normal" style:family="paragraph">
      <style:paragraph-properties style:text-autospace="none" fo:margin-bottom="0in" fo:line-height="100%"/>
      <style:text-properties style:font-name="CMSY9" style:font-name-complex="CMSY9" fo:font-weight="bold" style:font-weight-asian="bold" style:font-weight-complex="bold" fo:font-size="9pt" style:font-size-asian="9pt" style:font-size-complex="9pt"/>
    </style:style>
    <style:style style:name="P194" style:parent-style-name="Normal" style:family="paragraph">
      <style:paragraph-properties style:text-autospace="none" fo:margin-bottom="0in" fo:line-height="100%"/>
    </style:style>
    <style:style style:name="T195" style:parent-style-name="DefaultParagraphFont" style:family="text">
      <style:text-properties style:font-name="CMSY9" style:font-name-complex="CMSY9" fo:font-weight="bold" style:font-weight-asian="bold" style:font-weight-complex="bold" fo:font-size="9pt" style:font-size-asian="9pt" style:font-size-complex="9pt"/>
    </style:style>
    <style:style style:name="T196" style:parent-style-name="DefaultParagraphFont" style:family="text">
      <style:text-properties style:font-name="CMTT9" style:font-name-complex="CMTT9" fo:font-weight="bold" style:font-weight-asian="bold" style:font-weight-complex="bold" fo:font-size="9pt" style:font-size-asian="9pt" style:font-size-complex="9pt"/>
    </style:style>
    <style:style style:name="T197" style:parent-style-name="DefaultParagraphFont" style:family="text">
      <style:text-properties style:font-name="CMR9" style:font-name-complex="CMR9" fo:font-weight="bold" style:font-weight-asian="bold" style:font-weight-complex="bold" fo:font-size="9pt" style:font-size-asian="9pt" style:font-size-complex="9pt"/>
    </style:style>
    <style:style style:name="T19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199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20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0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0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0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0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0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0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0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0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09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1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1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1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13" style:parent-style-name="Normal" style:family="paragraph">
      <style:paragraph-properties style:text-autospace="none" fo:margin-bottom="0in" fo:line-height="100%"/>
    </style:style>
    <style:style style:name="T21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1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1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1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1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1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2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2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2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2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2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2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28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22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3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3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3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3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3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3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3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39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4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4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4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43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24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4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4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4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4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49" style:parent-style-name="Normal" style:family="paragraph">
      <style:paragraph-properties style:text-autospace="none" fo:margin-bottom="0in" fo:line-height="100%"/>
    </style:style>
    <style:style style:name="T250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25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5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5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5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5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5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5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5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5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60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261" style:parent-style-name="Normal" style:family="paragraph">
      <style:paragraph-properties style:text-autospace="none" fo:margin-bottom="0in" fo:line-height="100%"/>
    </style:style>
    <style:style style:name="T26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6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6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6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6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6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6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6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7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7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7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7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7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7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7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P277" style:parent-style-name="Normal" style:family="paragraph">
      <style:paragraph-properties style:text-autospace="none" fo:margin-bottom="0in" fo:line-height="100%"/>
    </style:style>
    <style:style style:name="T27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79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28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281" style:parent-style-name="Normal" style:family="paragraph">
      <style:paragraph-properties style:text-autospace="none" fo:margin-bottom="0in" fo:line-height="100%"/>
    </style:style>
    <style:style style:name="T28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8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8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8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8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8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8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89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9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9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9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9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29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9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29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297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P298" style:parent-style-name="Normal" style:family="paragraph">
      <style:paragraph-properties style:text-autospace="none" fo:margin-bottom="0in" fo:line-height="100%"/>
    </style:style>
    <style:style style:name="T29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0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0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0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0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04" style:parent-style-name="Normal" style:family="paragraph">
      <style:paragraph-properties style:text-autospace="none" fo:margin-bottom="0in" fo:line-height="100%"/>
    </style:style>
    <style:style style:name="T30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0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0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0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0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1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1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1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1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1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1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1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1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18" style:parent-style-name="Normal" style:family="paragraph">
      <style:paragraph-properties style:text-autospace="none" fo:margin-bottom="0in" fo:line-height="100%"/>
    </style:style>
    <style:style style:name="T31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2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2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2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2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2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2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2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2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28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32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30" style:parent-style-name="Normal" style:family="paragraph">
      <style:paragraph-properties style:text-autospace="none" fo:margin-bottom="0in" fo:line-height="100%"/>
    </style:style>
    <style:style style:name="T33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3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3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3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3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36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3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38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39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4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4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42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4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4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4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4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P347" style:parent-style-name="Normal" style:family="paragraph">
      <style:paragraph-properties style:text-autospace="none" fo:margin-bottom="0in" fo:line-height="100%"/>
    </style:style>
    <style:style style:name="T34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49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5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5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5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53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35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55" style:parent-style-name="Normal" style:family="paragraph">
      <style:paragraph-properties style:text-autospace="none" fo:margin-bottom="0in" fo:line-height="100%"/>
    </style:style>
    <style:style style:name="T35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5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5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59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6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61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6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6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6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6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6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67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6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69" style:parent-style-name="DefaultParagraphFont" style:family="text">
      <style:text-properties style:font-name="CMTI9" style:font-name-complex="CMTI9" fo:font-size="9pt" style:font-size-asian="9pt" style:font-size-complex="9pt"/>
    </style:style>
    <style:style style:name="T37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73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7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7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7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77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7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79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8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81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382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83" style:parent-style-name="Normal" style:family="paragraph">
      <style:paragraph-properties style:text-autospace="none" fo:margin-bottom="0in" fo:line-height="100%"/>
    </style:style>
    <style:style style:name="T38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85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8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87" style:parent-style-name="DefaultParagraphFont" style:family="text">
      <style:text-properties style:font-name="CMTT9" style:font-name-complex="CMTT9" fo:font-size="9pt" style:font-size-asian="9pt" style:font-size-complex="9pt"/>
    </style:style>
    <style:style style:name="T38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89" style:parent-style-name="Normal" style:family="paragraph">
      <style:paragraph-properties style:text-autospace="none" fo:margin-bottom="0in" fo:line-height="100%"/>
    </style:style>
    <style:style style:name="T390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91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P392" style:parent-style-name="Normal" style:family="paragraph">
      <style:paragraph-properties style:text-autospace="none" fo:margin-bottom="0in" fo:line-height="100%"/>
    </style:style>
    <style:style style:name="T393" style:parent-style-name="DefaultParagraphFont" style:family="text">
      <style:text-properties style:font-name="CMBX9" style:font-name-complex="CMBX9" fo:font-size="9pt" style:font-size-asian="9pt" style:font-size-complex="9pt"/>
    </style:style>
    <style:style style:name="T394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95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96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397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398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399" style:parent-style-name="Normal" style:family="paragraph">
      <style:paragraph-properties style:text-autospace="none" fo:margin-bottom="0in" fo:line-height="100%"/>
    </style:style>
    <style:style style:name="T400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401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402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403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404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405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T406" style:parent-style-name="DefaultParagraphFont" style:family="text">
      <style:text-properties style:font-name="CMMI9" style:font-name-complex="CMMI9" fo:font-size="9pt" style:font-size-asian="9pt" style:font-size-complex="9pt"/>
    </style:style>
    <style:style style:name="T407" style:parent-style-name="DefaultParagraphFont" style:family="text">
      <style:text-properties style:font-name="CMR9" style:font-name-complex="CMR9" fo:font-size="9pt" style:font-size-asian="9pt" style:font-size-complex="9pt"/>
    </style:style>
    <style:style style:name="P408" style:parent-style-name="Normal" style:family="paragraph">
      <style:paragraph-properties style:text-autospace="none" fo:margin-bottom="0in" fo:line-height="100%"/>
      <style:text-properties style:font-name="CMR9" style:font-name-complex="CMR9" fo:font-size="9pt" style:font-size-asian="9pt" style:font-size-complex="9pt"/>
    </style:style>
    <style:style style:name="P409" style:parent-style-name="Normal" style:family="paragraph">
      <style:paragraph-properties style:text-autospace="none" fo:margin-bottom="0in" fo:line-height="100%"/>
      <style:text-properties style:font-name="CMSSBX10" style:font-name-complex="CMSSBX10"/>
    </style:style>
    <style:style style:name="P410" style:parent-style-name="Normal" style:family="paragraph">
      <style:paragraph-properties style:text-autospace="none" fo:margin-bottom="0in" fo:line-height="100%"/>
      <style:text-properties style:font-name="CMSSBX10" style:font-name-complex="CMSSBX10"/>
    </style:style>
    <style:style style:name="P411" style:parent-style-name="Normal" style:family="paragraph">
      <style:paragraph-properties style:text-autospace="none" fo:margin-bottom="0in" fo:line-height="100%"/>
      <style:text-properties style:font-name="CMSSBX10" style:font-name-complex="CMSSBX10" fo:font-size="10pt" style:font-size-asian="10pt" style:font-size-complex="10pt"/>
    </style:style>
    <style:style style:name="P412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3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4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5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6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7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8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19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0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1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2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3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4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5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6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7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8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29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0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1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2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3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4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5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6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7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8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39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40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41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42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43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P444" style:parent-style-name="Normal" style:family="paragraph">
      <style:paragraph-properties style:text-autospace="none" fo:margin-bottom="0in" fo:line-height="100%"/>
      <style:text-properties style:font-name="CMTT8" style:font-name-complex="CMTT8" fo:font-size="7pt" style:font-size-asian="7pt" style:font-size-complex="7pt"/>
    </style:style>
    <style:style style:name="T445" style:parent-style-name="DefaultParagraphFont" style:family="text">
      <style:text-properties style:font-name="CMTT8" style:font-name-complex="CMTT8" fo:font-size="7pt" style:font-size-asian="7pt" style:font-size-complex="7pt"/>
    </style:style>
  </office:automatic-styles>
  <office:body>
    <office:text text:use-soft-page-breaks="true">
      <text:p text:style-name="P1">Input language</text:p>
      <text:p text:style-name="P2"><text:span text:style-name="T3">The input file is composed of two sections:<text:s/></text:span><text:span text:style-name="T4">header<text:s/></text:span><text:span text:style-name="T5">and l</text:span><text:span text:style-name="T6">ight<text:s/></text:span><text:span text:style-name="T7">sections, separated by means of the two characters</text:span></text:p>
      <text:p text:style-name="P8">\%%". A \#" character identifies the start of a comment, which is defined from the \#" character to the end of</text:p>
      <text:p text:style-name="P9">the line.<text:line-break/></text:p>
      <text:p text:style-name="P10">Header section: lexicon</text:p>
      <text:p text:style-name="P11"><text:span text:style-name="T12">The<text:s/></text:span><text:span text:style-name="T13">header<text:s/></text:span><text:span text:style-name="T14">section can contain 3 types of tokens, each terminated with the character \;":</text:span></text:p>
      <text:p text:style-name="P15"/>
      <text:p text:style-name="P16"><text:span text:style-name="T17">&lt;</text:span><text:span text:style-name="T18">token1</text:span><text:span text:style-name="T19">&gt;</text:span><text:span text:style-name="T20">: an odd hexadecimal number between<text:s/></text:span><text:span text:style-name="T21">􀀀</text:span><text:span text:style-name="T22">12E and 87C, the character \$", which is optionally fol-</text:span></text:p>
      <text:p text:style-name="P23">lowed by a word of at least 6 uppercase alphabetic letters (in an even number), followed by the word \hello"</text:p>
      <text:p text:style-name="P24">or by 3 or more repetitions of the words (\xyx", \yxy"), which can appear in any possible combination</text:p>
      <text:p text:style-name="P25">(e.g., xyxxyxyxyxyx, xyxyxyyxy, ...).</text:p>
      <text:p text:style-name="P26"/>
      <text:p text:style-name="P27"><text:span text:style-name="T28">&lt;</text:span><text:span text:style-name="T29">token2</text:span><text:span text:style-name="T30">&gt;</text:span><text:span text:style-name="T31">: is the character \!" followed by a binary number containing 3, 4 or 7 characters \0" (e.g.,</text:span></text:p>
      <text:p text:style-name="P32">!1110010111, !100001000, ...), or the character \&amp;" followed by a hour with the format \HH:MM:SS"</text:p>
      <text:p text:style-name="P33">between 06:16:23 and 18:31:21.</text:p>
      <text:p text:style-name="P34"/>
      <text:p text:style-name="P35"><text:span text:style-name="T36">&lt;</text:span><text:span text:style-name="T37">token3</text:span><text:span text:style-name="T38">&gt;</text:span><text:span text:style-name="T39">: it starts with a word composed of at least 7 and at most 25 repetitions of the following words</text:span></text:p>
      <text:p text:style-name="P40">of three characters: \+++" and \***" (as a consequence, the number of characters of the<text:s/>first part of this</text:p>
      <text:p text:style-name="P41">token ranges between 21 and 75). The<text:s/>first part of the token is followed by at least 3 words in even number.</text:p>
      <text:p text:style-name="P42">Each word is composed of 2, 4 or 12 alphabetic characters. The words are separated with the character</text:p>
      <text:p text:style-name="P43">\@".</text:p>
      <text:p text:style-name="P44"/>
      <text:p text:style-name="P45">Header section: grammar</text:p>
      <text:p text:style-name="P46"><text:span text:style-name="T47">In the header section<text:s/></text:span><text:span text:style-name="T48">&lt;</text:span><text:span text:style-name="T49">token1</text:span><text:span text:style-name="T50">&gt;<text:s/></text:span><text:span text:style-name="T51">and<text:s/></text:span><text:span text:style-name="T52">&lt;</text:span><text:span text:style-name="T53">token2</text:span><text:span text:style-name="T54">&gt;<text:s/></text:span><text:span text:style-name="T55">can appear in<text:s/></text:span><text:span text:style-name="T56">any order<text:s/></text:span><text:span text:style-name="T57">and<text:s/></text:span><text:span text:style-name="T58">number<text:s/></text:span><text:span text:style-name="T59">(also<text:s/></text:span><text:span text:style-name="T60">0 times</text:span><text:span text:style-name="T61">), instead,</text:span></text:p>
      <text:p text:style-name="P62"><text:span text:style-name="T63">&lt;</text:span><text:span text:style-name="T64">token3</text:span><text:span text:style-name="T65">&gt;<text:s/></text:span><text:span text:style-name="T66">can appear only<text:s/></text:span><text:span text:style-name="T67">1 or 3 times</text:span><text:span text:style-name="T68">.</text:span><text:span text:style-name="T69"><text:line-break/></text:span></text:p>
      <text:p text:style-name="P70">Flight section: grammar and semantic</text:p>
      <text:p text:style-name="P71"><text:span text:style-name="T72">The fl</text:span><text:span text:style-name="T73">ight section<text:s/></text:span><text:span text:style-name="T74">starts with the<text:s/></text:span><text:span text:style-name="T75">INIT<text:s/></text:span><text:span text:style-name="T76">instruction, which sets the state of an airplane in terms of fuel (F) and</text:span></text:p>
      <text:p text:style-name="P77"><text:span text:style-name="T78">altitude (A). The<text:s/></text:span><text:span text:style-name="T79">INIT<text:s/></text:span><text:span text:style-name="T80">instruction has the syntax<text:s/></text:span><text:span text:style-name="T81">INIT F fuel - A altitude;</text:span><text:span text:style-name="T82">, where<text:s/></text:span><text:span text:style-name="T83">F<text:s/></text:span><text:span text:style-name="T84">and<text:s/></text:span><text:span text:style-name="T85">A<text:s/></text:span><text:span text:style-name="T86">are<text:s/></text:span><text:span text:style-name="T87">signed integer</text:span></text:p>
      <text:p text:style-name="P88"><text:span text:style-name="T89">numbers.<text:s/></text:span><text:span text:style-name="T90">F fuel<text:s/></text:span><text:span text:style-name="T91">sets the fuel of the airplane to the values<text:s/></text:span><text:span text:style-name="T92">F</text:span><text:span text:style-name="T93">, while<text:s/></text:span><text:span text:style-name="T94">A altitude<text:s/></text:span><text:span text:style-name="T95">sets the altitude to<text:s/></text:span><text:span text:style-name="T96">A</text:span><text:span text:style-name="T97">. The<text:s/></text:span><text:span text:style-name="T98">order</text:span></text:p>
      <text:p text:style-name="P99"><text:span text:style-name="T100">of<text:s/></text:span><text:span text:style-name="T101">F fuel<text:s/></text:span><text:span text:style-name="T102">and<text:s/></text:span><text:span text:style-name="T103">A altitude<text:s/></text:span><text:span text:style-name="T104">inside the<text:s/></text:span><text:span text:style-name="T105">INIT<text:s/></text:span><text:span text:style-name="T106">instruction can be<text:s/></text:span><text:span text:style-name="T107">inverted</text:span><text:span text:style-name="T108">, and both parts can be<text:s/></text:span><text:span text:style-name="T109">optional</text:span><text:span text:style-name="T110">. In the</text:span></text:p>
      <text:p text:style-name="P111"><text:span text:style-name="T112">case one or both are not present, default values are 100 for<text:s/></text:span><text:span text:style-name="T113">F<text:s/></text:span><text:span text:style-name="T114">and 0 for<text:s/></text:span><text:span text:style-name="T115">A</text:span><text:span text:style-name="T116">. Examples:<text:s/></text:span><text:span text:style-name="T117">INIT - 50 fuel;<text:s/></text:span><text:span text:style-name="T118">(sets<text:s/></text:span><text:span text:style-name="T119">F</text:span><text:span text:style-name="T120">:50</text:span></text:p>
      <text:p text:style-name="P121"><text:span text:style-name="T122">A</text:span><text:span text:style-name="T123">:0).</text:span></text:p>
      <text:p text:style-name="P124"><text:span text:style-name="T125">After the<text:s/></text:span><text:span text:style-name="T126">INIT<text:s/></text:span><text:span text:style-name="T127">instruction, there is a list of<text:s/></text:span><text:span text:style-name="T128">&lt;</text:span><text:span text:style-name="T129">commands</text:span><text:span text:style-name="T130">&gt;</text:span><text:span text:style-name="T131">. The number of commands is<text:s/></text:span><text:span text:style-name="T132">odd<text:s/></text:span><text:span text:style-name="T133">and<text:s/></text:span><text:span text:style-name="T134">at least 5</text:span><text:span text:style-name="T135">.</text:span></text:p>
      <text:p text:style-name="P136">The following two commands are defined:</text:p>
      <text:p text:style-name="P137"/>
      <text:p text:style-name="P138"><text:span text:style-name="T139">_<text:s/></text:span><text:span text:style-name="T140">SET</text:span><text:span text:style-name="T141">: it is the<text:s/></text:span><text:span text:style-name="T142">SET<text:s/></text:span><text:span text:style-name="T143">word, followed by a list of<text:s/></text:span><text:span text:style-name="T144">&lt;</text:span><text:span text:style-name="T145">attr</text:span><text:span text:style-name="T146">&gt;<text:s/></text:span><text:span text:style-name="T147">between square brackets (\[" and \]") and separated</text:span></text:p>
      <text:p text:style-name="P148"><text:span text:style-name="T149">with commas, followed by the symbol \-</text:span><text:span text:style-name="T150">&gt;</text:span><text:span text:style-name="T151">" and by a<text:s/></text:span><text:span text:style-name="T152">&lt;</text:span><text:span text:style-name="T153">var name</text:span><text:span text:style-name="T154">&gt;</text:span><text:span text:style-name="T155">. Each<text:s/></text:span><text:span text:style-name="T156">&lt;</text:span><text:span text:style-name="T157">attr</text:span><text:span text:style-name="T158">&gt;<text:s/></text:span><text:span text:style-name="T159">is an<text:s/></text:span><text:span text:style-name="T160">&lt;</text:span><text:span text:style-name="T161">attr name</text:span><text:span text:style-name="T162">&gt;<text:s/></text:span><text:span text:style-name="T163">(a</text:span></text:p>
      <text:p text:style-name="P164"><text:span text:style-name="T165">string of letters and numbers starting with a letter), a \:", and a<text:s/></text:span><text:span text:style-name="T166">&lt;</text:span><text:span text:style-name="T167">value</text:span><text:span text:style-name="T168">&gt;<text:s/></text:span><text:span text:style-name="T169">(i.e., a<text:s/></text:span><text:span text:style-name="T170">signed integer<text:s/></text:span><text:span text:style-name="T171">number).</text:span></text:p>
      <text:p text:style-name="P172"><text:span text:style-name="T173">This command stores the tuples<text:s/></text:span><text:span text:style-name="T174">&lt;</text:span><text:span text:style-name="T175">attr name</text:span><text:span text:style-name="T176">&gt;</text:span><text:span text:style-name="T177">,<text:s/></text:span><text:span text:style-name="T178">&lt;</text:span><text:span text:style-name="T179">value</text:span><text:span text:style-name="T180">&gt;<text:s/></text:span><text:span text:style-name="T181">in a hash table (or other data structures) with key</text:span></text:p>
      <text:p text:style-name="P182"><text:span text:style-name="T183">&lt;</text:span><text:span text:style-name="T184">var name</text:span><text:span text:style-name="T185">&gt;</text:span><text:span text:style-name="T186">.<text:s/></text:span><text:span text:style-name="T187">The hash table is the only global variable allowed in all the examination, and</text:span></text:p>
      <text:p text:style-name="P188"><text:span text:style-name="T189">it must only contain the information derived from the<text:s/></text:span><text:span text:style-name="T190">SET<text:s/></text:span><text:span text:style-name="T191">command. Solutions using other</text:span></text:p>
      <text:p text:style-name="P192">global variables will not be accepted.</text:p>
      <text:p text:style-name="P193"/>
      <text:p text:style-name="P194"><text:span text:style-name="T195">_<text:s/></text:span><text:span text:style-name="T196">IF</text:span><text:span text:style-name="T197">:</text:span><text:span text:style-name="T198"><text:s/>it is the<text:s/></text:span><text:span text:style-name="T199">IF<text:s/></text:span><text:span text:style-name="T200">word, followed by a<text:s/></text:span><text:span text:style-name="T201">&lt;</text:span><text:span text:style-name="T202">var name</text:span><text:span text:style-name="T203">&gt;</text:span><text:span text:style-name="T204">.</text:span><text:span text:style-name="T205">&lt;</text:span><text:span text:style-name="T206">attr name</text:span><text:span text:style-name="T207">&gt;<text:s/></text:span><text:span text:style-name="T208">and by an<text:s/></text:span><text:span text:style-name="T209">&lt;</text:span><text:span text:style-name="T210">is list</text:span><text:span text:style-name="T211">&gt;</text:span><text:span text:style-name="T212">. In particular,</text:span></text:p>
      <text:p text:style-name="P213"><text:span text:style-name="T214">&lt;</text:span><text:span text:style-name="T215">var name</text:span><text:span text:style-name="T216">&gt;</text:span><text:span text:style-name="T217">.</text:span><text:span text:style-name="T218">&lt;</text:span><text:span text:style-name="T219">attr name</text:span><text:span text:style-name="T220">&gt;<text:s/></text:span><text:span text:style-name="T221">represents the<text:s/></text:span><text:span text:style-name="T222">&lt;</text:span><text:span text:style-name="T223">value</text:span><text:span text:style-name="T224">&gt;<text:s/></text:span><text:span text:style-name="T225">that was previously stored in the hash table. It can be</text:span></text:p>
      <text:p text:style-name="P226"><text:span text:style-name="T227">obtained by accessing the hash table. Its value cannot be modified inside the current<text:s/></text:span><text:span text:style-name="T228">IF<text:s/></text:span><text:span text:style-name="T229">command.</text:span></text:p>
      <text:p text:style-name="P230"><text:span text:style-name="T231">&lt;</text:span><text:span text:style-name="T232">is list</text:span><text:span text:style-name="T233">&gt;<text:s/></text:span><text:span text:style-name="T234">is a not empty list of<text:s/></text:span><text:span text:style-name="T235">&lt;</text:span><text:span text:style-name="T236">is</text:span><text:span text:style-name="T237">&gt;<text:s/></text:span><text:span text:style-name="T238">statements. Each<text:s/></text:span><text:span text:style-name="T239">&lt;</text:span><text:span text:style-name="T240">is</text:span><text:span text:style-name="T241">&gt;<text:s/></text:span><text:span text:style-name="T242">is the word<text:s/></text:span><text:span text:style-name="T243">IS</text:span><text:span text:style-name="T244">, a<text:s/></text:span><text:span text:style-name="T245">&lt;</text:span><text:span text:style-name="T246">comparison</text:span><text:span text:style-name="T247">&gt;</text:span><text:span text:style-name="T248">, the word</text:span></text:p>
      <text:p text:style-name="P249"><text:span text:style-name="T250">THEN</text:span><text:span text:style-name="T251">, a \[", a<text:s/></text:span><text:span text:style-name="T252">&lt;</text:span><text:span text:style-name="T253">list of actions</text:span><text:span text:style-name="T254">&gt;<text:s/></text:span><text:span text:style-name="T255">(i.e., a not empty list of<text:s/></text:span><text:span text:style-name="T256">&lt;</text:span><text:span text:style-name="T257">action</text:span><text:span text:style-name="T258">&gt;</text:span><text:span text:style-name="T259">), and a \]".</text:span></text:p>
      <text:p text:style-name="P260"/>
      <text:p text:style-name="P261"><text:span text:style-name="T262">&lt;</text:span><text:span text:style-name="T263">comparison</text:span><text:span text:style-name="T264">&gt;<text:s/></text:span><text:span text:style-name="T265">in composed of an<text:s/></text:span><text:span text:style-name="T266">&lt;</text:span><text:span text:style-name="T267">operator</text:span><text:span text:style-name="T268">&gt;<text:s/></text:span><text:span text:style-name="T269">(</text:span><text:span text:style-name="T270">&lt;<text:s/></text:span><text:span text:style-name="T271">minor, == equal, or<text:s/></text:span><text:span text:style-name="T272">&gt;<text:s/></text:span><text:span text:style-name="T273">major) followed by a<text:s/></text:span><text:span text:style-name="T274">&lt;</text:span><text:span text:style-name="T275">number</text:span><text:span text:style-name="T276">&gt;</text:span></text:p>
      <text:p text:style-name="P277"><text:span text:style-name="T278">(i.e., a<text:s/></text:span><text:span text:style-name="T279">signed integer<text:s/></text:span><text:span text:style-name="T280">number).</text:span></text:p>
      <text:p text:style-name="P281"><text:span text:style-name="T282">If<text:s/></text:span><text:span text:style-name="T283">&lt;</text:span><text:span text:style-name="T284">var name</text:span><text:span text:style-name="T285">&gt;</text:span><text:span text:style-name="T286">.</text:span><text:span text:style-name="T287">&lt;</text:span><text:span text:style-name="T288">attr name</text:span><text:span text:style-name="T289">&gt; &lt;</text:span><text:span text:style-name="T290">operator</text:span><text:span text:style-name="T291">&gt; &lt;</text:span><text:span text:style-name="T292">number</text:span><text:span text:style-name="T293">&gt;<text:s/></text:span><text:span text:style-name="T294">(e.g.,<text:s/></text:span><text:span text:style-name="T295">passengers.type A &gt; 100</text:span><text:span text:style-name="T296">) represents a<text:s/></text:span><text:span text:style-name="T297">true</text:span></text:p>
      <text:p text:style-name="P298"><text:span text:style-name="T299">boolean expression with the usual rules of the C programming language, the<text:s/></text:span><text:span text:style-name="T300">&lt;</text:span><text:span text:style-name="T301">list of actions</text:span><text:span text:style-name="T302">&gt;<text:s/></text:span><text:span text:style-name="T303">associated</text:span></text:p>
      <text:p text:style-name="P304"><text:span text:style-name="T305">to the current<text:s/></text:span><text:span text:style-name="T306">&lt;</text:span><text:span text:style-name="T307">is</text:span><text:span text:style-name="T308">&gt;<text:s/></text:span><text:span text:style-name="T309">statement is executed. Inside the<text:s/></text:span><text:span text:style-name="T310">&lt;</text:span><text:span text:style-name="T311">is</text:span><text:span text:style-name="T312">&gt;<text:s/></text:span><text:span text:style-name="T313">statement, to obtain the<text:s/></text:span><text:span text:style-name="T314">&lt;</text:span><text:span text:style-name="T315">value</text:span><text:span text:style-name="T316">&gt;<text:s/></text:span><text:span text:style-name="T317">associated</text:span></text:p>
      <text:p text:style-name="P318"><text:span text:style-name="T319">to<text:s/></text:span><text:span text:style-name="T320">&lt;</text:span><text:span text:style-name="T321">var name</text:span><text:span text:style-name="T322">&gt;</text:span><text:span text:style-name="T323">.</text:span><text:span text:style-name="T324">&lt;</text:span><text:span text:style-name="T325">attr name</text:span><text:span text:style-name="T326">&gt;</text:span><text:span text:style-name="T327">,<text:s/></text:span><text:span text:style-name="T328">inherited attributes must be used</text:span><text:span text:style-name="T329">.</text:span></text:p>
      <text:p text:style-name="P330"><text:span text:style-name="T331">In the last<text:s/></text:span><text:span text:style-name="T332">&lt;</text:span><text:span text:style-name="T333">is</text:span><text:span text:style-name="T334">&gt;<text:s/></text:span><text:span text:style-name="T335">statement of an<text:s/></text:span><text:span text:style-name="T336">IF<text:s/></text:span><text:span text:style-name="T337">command,<text:s/></text:span><text:span text:style-name="T338">&lt;</text:span><text:span text:style-name="T339">comparison</text:span><text:span text:style-name="T340">&gt;<text:s/></text:span><text:span text:style-name="T341">is equal to<text:s/></text:span><text:span text:style-name="T342">ELSE<text:s/></text:span><text:span text:style-name="T343">and the associated<text:s/></text:span><text:span text:style-name="T344">&lt;</text:span><text:span text:style-name="T345">list of actions</text:span><text:span text:style-name="T346">&gt;</text:span></text:p>
      <text:soft-page-break/>
      <text:p text:style-name="P347"><text:span text:style-name="T348">is executed only if all previous<text:s/></text:span><text:span text:style-name="T349">&lt;</text:span><text:span text:style-name="T350">comparisons</text:span><text:span text:style-name="T351">&gt;<text:s/></text:span><text:span text:style-name="T352">are<text:s/></text:span><text:span text:style-name="T353">false</text:span><text:span text:style-name="T354">.</text:span></text:p>
      <text:p text:style-name="P355"><text:span text:style-name="T356">An<text:s/></text:span><text:span text:style-name="T357">&lt;</text:span><text:span text:style-name="T358">action</text:span><text:span text:style-name="T359">&gt;<text:s/></text:span><text:span text:style-name="T360">is a<text:s/></text:span><text:span text:style-name="T361">&lt;</text:span><text:span text:style-name="T362">name</text:span><text:span text:style-name="T363">&gt;</text:span><text:span text:style-name="T364">, followed of an operator (</text:span><text:span text:style-name="T365">-=<text:s/></text:span><text:span text:style-name="T366">or<text:s/></text:span><text:span text:style-name="T367">+=</text:span><text:span text:style-name="T368">) followed by a<text:s/></text:span><text:span text:style-name="T369">signed integer<text:s/></text:span><text:span text:style-name="T370">number.</text:span></text:p>
      <text:p text:style-name="P371"><text:span text:style-name="T372">If<text:s/></text:span><text:span text:style-name="T373">&lt;</text:span><text:span text:style-name="T374">name</text:span><text:span text:style-name="T375">&gt;<text:s/></text:span><text:span text:style-name="T376">is<text:s/></text:span><text:span text:style-name="T377">fuel<text:s/></text:span><text:span text:style-name="T378">or<text:s/></text:span><text:span text:style-name="T379">altitude<text:s/></text:span><text:span text:style-name="T380">the state of the airplane, which is memorized in the<text:s/></text:span><text:span text:style-name="T381">parser stack</text:span><text:span text:style-name="T382">, is</text:span></text:p>
      <text:p text:style-name="P383"><text:span text:style-name="T384">modified (reduced<text:s/></text:span><text:span text:style-name="T385">-=<text:s/></text:span><text:span text:style-name="T386">or increased<text:s/></text:span><text:span text:style-name="T387">+=<text:s/></text:span><text:span text:style-name="T388">of a quantity equal to the signed integer number) and the new state</text:span></text:p>
      <text:p text:style-name="P389"><text:span text:style-name="T390">is printed in the screen.<text:s/></text:span><text:span text:style-name="T391">The state of the airplane cannot be stored into a global variable.</text:span></text:p>
      <text:p text:style-name="P392"><text:span text:style-name="T393">Use instead inherited attributes to access from the parser stack the old state.<text:s/></text:span><text:span text:style-name="T394">If<text:s/></text:span><text:span text:style-name="T395">&lt;</text:span><text:span text:style-name="T396">name</text:span><text:span text:style-name="T397">&gt;<text:s/></text:span><text:span text:style-name="T398">is</text:span></text:p>
      <text:p text:style-name="P399"><text:span text:style-name="T400">&lt;</text:span><text:span text:style-name="T401">var name</text:span><text:span text:style-name="T402">&gt;</text:span><text:span text:style-name="T403">.</text:span><text:span text:style-name="T404">&lt;</text:span><text:span text:style-name="T405">attr name</text:span><text:span text:style-name="T406">&gt;</text:span><text:span text:style-name="T407">, the corresponding value inside the hash table is modified and the new value is</text:span></text:p>
      <text:p text:style-name="P408">printed in the screen.</text:p>
      <text:p text:style-name="P409"/>
      <text:p text:style-name="P410">Example</text:p>
      <text:p text:style-name="P411">Input:</text:p>
      <text:p text:style-name="P412">-E$ABCDEFGHhello; # &lt;token1&gt;</text:p>
      <text:p text:style-name="P413">!1110010101; # &lt;token2&gt;</text:p>
      <text:p text:style-name="P414">+++***++++++***+++***aC@ABCD@ab@xy@yz; # &lt;token3&gt;</text:p>
      <text:p text:style-name="P415">81A$xyxxyxyxyxyx; # &lt;token1&gt;</text:p>
      <text:p text:style-name="P416">&amp;06:17:01; # &lt;token2&gt;</text:p>
      <text:p text:style-name="P417">%%</text:p>
      <text:p text:style-name="P418">INIT 150 fuel - 10 altitude; # F:150 A:10</text:p>
      <text:p text:style-name="P419">SET [ type_A : 110, type_B :20] -&gt; passengers;</text:p>
      <text:p text:style-name="P420">SET [ suitcases : 1200, fuel: 2000 ] -&gt; weight;</text:p>
      <text:p text:style-name="P421">IF passengers.type_A # passengers.type_A equals 110</text:p>
      <text:p text:style-name="P422">IS &gt; 100 THEN [ # true</text:p>
      <text:p text:style-name="P423">fuel -= 3; # print F:147 A:10</text:p>
      <text:p text:style-name="P424">weight.fuel -= 300; # print weight.fuel = 1700</text:p>
      <text:p text:style-name="P425">altitude += 100; # print F:147 A:110</text:p>
      <text:p text:style-name="P426">]</text:p>
      <text:p text:style-name="P427">IS &gt; 200 THEN [ # false</text:p>
      <text:p text:style-name="P428">weight-&gt;fuel -= 200;</text:p>
      <text:p text:style-name="P429">fuel -= 2;</text:p>
      <text:p text:style-name="P430">]</text:p>
      <text:p text:style-name="P431">IS ELSE THEN [ # false</text:p>
      <text:p text:style-name="P432">fuel -= 1;</text:p>
      <text:p text:style-name="P433">]</text:p>
      <text:p text:style-name="P434">DONE;</text:p>
      <text:p text:style-name="P435">SET [height: 2000] -&gt; mountain;</text:p>
      <text:p text:style-name="P436">IF mountain.height # mountain.height equals 2000</text:p>
      <text:p text:style-name="P437">IS &gt; 3000 THEN [ # false</text:p>
      <text:p text:style-name="P438">fuel -= 10; weight.fuel -= 1000; altitude += 4000;</text:p>
      <text:p text:style-name="P439">]</text:p>
      <text:p text:style-name="P440">IS ELSE THEN [ # true</text:p>
      <text:p text:style-name="P441">fuel -= 5; # print F:142 A:110</text:p>
      <text:p text:style-name="P442">weight.fuel -= 500; # print weight.fuel = 1200</text:p>
      <text:p text:style-name="P443">altitude += 1000; # print F:142 A:1110</text:p>
      <text:p text:style-name="P444">]</text:p>
      <text:p text:style-name="Normal"><text:span text:style-name="T445">DONE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SSBX10" svg:font-family="CMSSBX10" style:font-family-generic="system" svg:panose-1="0 0 0 0 0 0 0 0 0 0"/>
    <style:font-face style:name="CMR9" svg:font-family="CMR9" style:font-family-generic="system" svg:panose-1="0 0 0 0 0 0 0 0 0 0"/>
    <style:font-face style:name="CMTI9" svg:font-family="CMTI9" style:font-family-generic="system" svg:panose-1="0 0 0 0 0 0 0 0 0 0"/>
    <style:font-face style:name="CMMI9" svg:font-family="CMMI9" style:font-family-generic="system" svg:panose-1="0 0 0 0 0 0 0 0 0 0"/>
    <style:font-face style:name="CMBX9" svg:font-family="CMBX9" style:font-family-generic="system" svg:panose-1="0 0 0 0 0 0 0 0 0 0"/>
    <style:font-face style:name="CMTT9" svg:font-family="CMTT9" style:font-family-generic="system" svg:panose-1="0 0 0 0 0 0 0 0 0 0"/>
    <style:font-face style:name="CMSY9" svg:font-family="CMSY9" style:font-family-generic="system" svg:panose-1="0 0 0 0 0 0 0 0 0 0"/>
    <style:font-face style:name="CMTT8" svg:font-family="CMTT8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anluca Mangiapelo</meta:initial-creator>
    <dc:creator>Gianluca Mangiapelo</dc:creator>
    <meta:creation-date>2019-07-12T16:10:00Z</meta:creation-date>
    <dc:date>2019-07-12T16:16:00Z</dc:date>
    <meta:template xlink:href="Normal.dotm" xlink:type="simple"/>
    <meta:editing-cycles>1</meta:editing-cycles>
    <meta:editing-duration>PT0S</meta:editing-duration>
    <meta:document-statistic meta:page-count="2" meta:paragraph-count="11" meta:word-count="835" meta:character-count="5588" meta:row-count="39" meta:non-whitespace-character-count="4764"/>
  </office:meta>
</office:document-meta>
</file>